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1056in"/>
    </style:style>
    <style:style style:name="Table1.B" style:family="table-column">
      <style:table-column-properties style:column-width="2.425in"/>
    </style:style>
    <style:style style:name="Table1.C" style:family="table-column">
      <style:table-column-properties style:column-width="3.394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1201in"/>
    </style:style>
    <style:style style:name="Table2.B" style:family="table-column">
      <style:table-column-properties style:column-width="2.0729in"/>
    </style:style>
    <style:style style:name="Table2.C" style:family="table-column">
      <style:table-column-properties style:column-width="3.7319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9292in"/>
    </style:style>
    <style:style style:name="Table3.B" style:family="table-column">
      <style:table-column-properties style:column-width="2.1764in"/>
    </style:style>
    <style:style style:name="Table3.C" style:family="table-column">
      <style:table-column-properties style:column-width="3.8194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9486in"/>
    </style:style>
    <style:style style:name="Table4.B" style:family="table-column">
      <style:table-column-properties style:column-width="3.5042in"/>
    </style:style>
    <style:style style:name="Table4.C" style:family="table-column">
      <style:table-column-properties style:column-width="2.4722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2799in"/>
    </style:style>
    <style:style style:name="Table5.B" style:family="table-column">
      <style:table-column-properties style:column-width="2.0049in"/>
    </style:style>
    <style:style style:name="Table5.C" style:family="table-column">
      <style:table-column-properties style:column-width="3.6403in"/>
    </style:style>
    <style:style style:name="Table5.A1" style:family="table-cell">
      <style:table-cell-properties style:vertical-align="middle" fo:padding="0.0194in" fo:border="none"/>
    </style:style>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onsidering workflow distribution</text:span></text:p>
      <text:p text:style-name="Text_20_body">The user is asking for analysis of distributing enterprise agent workflows as containerized images across business units in different Azure subscriptions. The workflows are connected to the platform via APIM and Lite LLM, so they need to be compatible with these resources. I'll consider key points like scalability, isolation, control, and security risks. Autogen vs LangGraph and MCP will also factor into how effectively these components work together in separate business units' environments. This will help assess the pros and cons of the setup.</text:p>
      <text:p text:style-name="Text_20_body"><text:span text:style-name="Strong_20_Emphasis">Distributing vs. Centralized Workflows</text:span></text:p>
      <text:p text:style-name="Text_20_body">The user is asking for an analysis of distributing workflows across business units in separate Azure subscriptions vs. centralizing them. I'd need to consider various factors — pros like autonomy, scalability, dedicated governance, and compliance, vs. cons such as complexity, fragmentation, security risks, and overhead. I'll also consider the differences between autogen and LangGraph, performance, network costs, and security. It seems like a detailed, structured breakdown with bullet points would work best here. I might also reference Azure docs and other best practices, though likely no need to browse.</text:p>
      <text:p text:style-name="Text_20_body">Thought for 22 seconds</text:p>
      <text:p text:style-name="Text_20_body">Below is a concise trade‑off matrix and discussion you can use when deciding whether to let each business unit (BU) run its own containerized agent workflow—even though every workflow must still call your centrally governed LLM access layer (APIM + LiteLLM).</text:p>
      <text:p text:style-name="Horizontal_20_Line"/>
      <text:h text:style-name="Heading_20_3" text:outline-level="3">1 . Operational &amp; Organizationa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mension</text:p>
            </table:table-cell>
            <table:table-cell table:style-name="Table1.A1" office:value-type="string">
              <text:p text:style-name="Table_20_Heading"><text:span text:style-name="Strong_20_Emphasis">Pros of per‑BU containers</text:span></text:p>
            </table:table-cell>
            <table:table-cell table:style-name="Table1.A1" office:value-type="string">
              <text:p text:style-name="Table_20_Heading"><text:span text:style-name="Strong_20_Emphasis">Cons / Risk Mitigations</text:span></text:p>
            </table:table-cell>
          </table:table-row>
        </table:table-header-rows>
        <table:table-row>
          <table:table-cell table:style-name="Table1.A1" office:value-type="string">
            <text:p text:style-name="Table_20_Contents"><text:span text:style-name="Strong_20_Emphasis">Autonomy &amp; speed</text:span></text:p>
          </table:table-cell>
          <table:table-cell table:style-name="Table1.A1" office:value-type="string">
            <text:p text:style-name="Table_20_Contents">• BU teams can release, hot‑fix, scale, or pause their own workflow images without waiting for a platform team.</text:p>
          </table:table-cell>
          <table:table-cell table:style-name="Table1.A1" office:value-type="string">
            <text:p text:style-name="Table_20_Contents">• Risk of “shadow Ops” and inconsistent change control.  → Adopt GitOps (e.g., Flux/Argo), require pull‑request templates, and enforce a common CI image scaffold.</text:p>
          </table:table-cell>
        </table:table-row>
        <table:table-row>
          <table:table-cell table:style-name="Table1.A1" office:value-type="string">
            <text:p text:style-name="Table_20_Contents"><text:span text:style-name="Strong_20_Emphasis">Domain alignment</text:span></text:p>
          </table:table-cell>
          <table:table-cell table:style-name="Table1.A1" office:value-type="string">
            <text:p text:style-name="Table_20_Contents">• Lets each BU embed domain‑specific retrieval plugins, private data connectors, schedule windows, etc.</text:p>
          </table:table-cell>
          <table:table-cell table:style-name="Table1.A1" office:value-type="string">
            <text:p text:style-name="Table_20_Contents">• Potential divergence of engineering practices and duplicated effort.  → Offer a starter repo, base Dockerfile, and shared SDK (thin wrapper over Autogen / LangGraph) so teams extend rather than fork.</text:p>
          </table:table-cell>
        </table:table-row>
        <table:table-row>
          <table:table-cell table:style-name="Table1.A1" office:value-type="string">
            <text:p text:style-name="Table_20_Contents"><text:span text:style-name="Strong_20_Emphasis">Cost transparency</text:span></text:p>
          </table:table-cell>
          <table:table-cell table:style-name="Table1.A1" office:value-type="string">
            <text:p text:style-name="Table_20_Contents">• Azure cost-management can tag containers by subscription/resource group; easy show‑back billing.</text:p>
          </table:table-cell>
          <table:table-cell table:style-name="Table1.A1" office:value-type="string">
            <text:p text:style-name="Table_20_Contents">• Cost optimizations are fragmented.  → Publish quarterly benchmarking guidance; provide FinOps dashboards pushed from your central Grafana/Elastic.</text:p>
          </table:table-cell>
        </table:table-row>
      </table:table>
      <text:p text:style-name="Horizontal_20_Line"/>
      <text:h text:style-name="Heading_20_3" text:outline-level="3"><text:soft-page-break/>2 . Security &amp; Governanc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imension</text:p>
            </table:table-cell>
            <table:table-cell table:style-name="Table2.A1" office:value-type="string">
              <text:p text:style-name="Table_20_Heading"><text:span text:style-name="Strong_20_Emphasis">Pros</text:span></text:p>
            </table:table-cell>
            <table:table-cell table:style-name="Table2.A1" office:value-type="string">
              <text:p text:style-name="Table_20_Heading"><text:span text:style-name="Strong_20_Emphasis">Cons / Risk Mitigations</text:span></text:p>
            </table:table-cell>
          </table:table-row>
        </table:table-header-rows>
        <table:table-row>
          <table:table-cell table:style-name="Table2.A1" office:value-type="string">
            <text:p text:style-name="Table_20_Contents"><text:span text:style-name="Strong_20_Emphasis">Blast‑radius isolation</text:span></text:p>
          </table:table-cell>
          <table:table-cell table:style-name="Table2.A1" office:value-type="string">
            <text:p text:style-name="Table_20_Contents">• A workflow compromise or runaway loop is contained in that BU’s VNet.• RBAC, Key Vault, and private endpoints remain scoped to the BU.</text:p>
          </table:table-cell>
          <table:table-cell table:style-name="Table2.A1" office:value-type="string">
            <text:p text:style-name="Table_20_Contents">• More copies of secrets‐handling logic; risk of mis‑scoped managed identities. → Ship a hardened side‑car (init container) that auto‑mounts secrets, rolls the OpenAI key, and rotates logs.</text:p>
          </table:table-cell>
        </table:table-row>
        <table:table-row>
          <table:table-cell table:style-name="Table2.A1" office:value-type="string">
            <text:p text:style-name="Table_20_Contents"><text:span text:style-name="Strong_20_Emphasis">Compliance / data residency</text:span></text:p>
          </table:table-cell>
          <table:table-cell table:style-name="Table2.A1" office:value-type="string">
            <text:p text:style-name="Table_20_Contents">• BU can deploy the container in its own region (e.g., EU) and still route inference requests to your LLM gateway over private link.</text:p>
          </table:table-cell>
          <table:table-cell table:style-name="Table2.A1" office:value-type="string">
            <text:p text:style-name="Table_20_Contents">• Extra latency cross‑region back to APIM if the gateway is single‑region.  → Run APIM in multi‑region “gateway only” mode or front it with Azure Front Door for lowest RTT. (<text:a xlink:type="simple" xlink:href="https://learn.microsoft.com/en-us/azure/api-management/api-management-kubernetes?utm_source=chatgpt.com" text:style-name="Internet_20_link" text:visited-style-name="Visited_20_Internet_20_Link">Microsoft Learn</text:a>, <text:a xlink:type="simple" xlink:href="https://learn.microsoft.com/en-us/azure/architecture/microservices/design/gateway?utm_source=chatgpt.com" text:style-name="Internet_20_link" text:visited-style-name="Visited_20_Internet_20_Link">Microsoft Learn</text:a>)</text:p>
          </table:table-cell>
        </table:table-row>
        <table:table-row>
          <table:table-cell table:style-name="Table2.A1" office:value-type="string">
            <text:p text:style-name="Table_20_Contents"><text:span text:style-name="Strong_20_Emphasis">Policy enforcement</text:span></text:p>
          </table:table-cell>
          <table:table-cell table:style-name="Table2.A1" office:value-type="string">
            <text:p text:style-name="Table_20_Contents">• Your APIM policies (rate‑limits, PII redaction, usage audit) apply consistently no matter where the agent runs.</text:p>
          </table:table-cell>
          <table:table-cell table:style-name="Table2.A1" office:value-type="string">
            <text:p text:style-name="Table_20_Contents">• Harder to ensure that agents are <text:span text:style-name="Emphasis">calling</text:span> the gateway and not rogue endpoints.  → Inject environment variables in the base image that point to a confidential‑ledger‑backed endpoint list, and block egress except to APIM in the NSG.</text:p>
          </table:table-cell>
        </table:table-row>
      </table:table>
      <text:p text:style-name="Horizontal_20_Line"/>
      <text:h text:style-name="Heading_20_3" text:outline-level="3">3 . Platform &amp; Reliability</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imension</text:p>
            </table:table-cell>
            <table:table-cell table:style-name="Table3.A1" office:value-type="string">
              <text:p text:style-name="Table_20_Heading"><text:span text:style-name="Strong_20_Emphasis">Pros</text:span></text:p>
            </table:table-cell>
            <table:table-cell table:style-name="Table3.A1" office:value-type="string">
              <text:p text:style-name="Table_20_Heading"><text:span text:style-name="Strong_20_Emphasis">Cons / Risk Mitigations</text:span></text:p>
            </table:table-cell>
          </table:table-row>
        </table:table-header-rows>
        <table:table-row>
          <table:table-cell table:style-name="Table3.A1" office:value-type="string">
            <text:p text:style-name="Table_20_Contents"><text:span text:style-name="Strong_20_Emphasis">Scalability</text:span></text:p>
          </table:table-cell>
          <table:table-cell table:style-name="Table3.A1" office:value-type="string">
            <text:p text:style-name="Table_20_Contents">• Horizontal pod autoscaling can be tuned per‑workflow based on its arrival curve rather than global averages.</text:p>
          </table:table-cell>
          <table:table-cell table:style-name="Table3.A1" office:value-type="string">
            <text:p text:style-name="Table_20_Contents">• Global capacity management is harder (e.g., coordinated surge events).  → Feed Prometheus metrics from each BU cluster to a shared Grafana/Alertmanager to keep holistic insight.</text:p>
          </table:table-cell>
        </table:table-row>
        <table:table-row>
          <table:table-cell table:style-name="Table3.A1" office:value-type="string">
            <text:p text:style-name="Table_20_Contents"><text:span text:style-name="Strong_20_Emphasis">Upgrade cadence</text:span></text:p>
          </table:table-cell>
          <table:table-cell table:style-name="Table3.A1" office:value-type="string">
            <text:p text:style-name="Table_20_Contents">• “Canary first” in one BU before rolling to others; quick rollback if LangGraph or Autogen version breaks.</text:p>
          </table:table-cell>
          <table:table-cell table:style-name="Table3.A1" office:value-type="string">
            <text:p text:style-name="Table_20_Contents">• Version drift—critical bug patches might languish.  → Use image tags <text:span text:style-name="Source_20_Text">&lt;base‑vYY.MM&gt;-&lt;workflow‑semver&gt;</text:span> and a central CVE scanner that auto‑opens PRs in each repo.</text:p>
          </table:table-cell>
        </table:table-row>
        <table:table-row>
          <table:table-cell table:style-name="Table3.A1" office:value-type="string">
            <text:p text:style-name="Table_20_Contents"><text:span text:style-name="Strong_20_Emphasis">Fault isolation</text:span></text:p>
          </table:table-cell>
          <table:table-cell table:style-name="Table3.A1" office:value-type="string">
            <text:p text:style-name="Table_20_Contents">• A dependency spike (e.g., vector DB outage) hurts only that BU’s container.</text:p>
          </table:table-cell>
          <table:table-cell table:style-name="Table3.A1" office:value-type="string">
            <text:p text:style-name="Table_20_Contents">• End‑to‑end outages can still propagate via the shared LLM layer.  → Implement circuit‑breaker patterns client‑side and apply APIM “retry‑after” headers.</text:p>
          </table:table-cell>
        </table:table-row>
      </table:table>
      <text:p text:style-name="Horizontal_20_Line"/>
      <text:h text:style-name="Heading_20_3" text:outline-level="3">4 . Developer‑Experience (DX)</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Dimension</text:p>
            </table:table-cell>
            <table:table-cell table:style-name="Table4.A1" office:value-type="string">
              <text:p text:style-name="Table_20_Heading"><text:span text:style-name="Strong_20_Emphasis">Pros</text:span></text:p>
            </table:table-cell>
            <table:table-cell table:style-name="Table4.A1" office:value-type="string">
              <text:p text:style-name="Table_20_Heading"><text:span text:style-name="Strong_20_Emphasis">Cons / Risk Mitigations</text:span></text:p>
            </table:table-cell>
          </table:table-row>
        </table:table-header-rows>
        <table:table-row>
          <table:table-cell table:style-name="Table4.A1" office:value-type="string">
            <text:p text:style-name="Table_20_Contents"><text:span text:style-name="Strong_20_Emphasis">Framework choice</text:span></text:p>
          </table:table-cell>
          <table:table-cell table:style-name="Table4.A1" office:value-type="string">
            <text:p text:style-name="Table_20_Contents">• Teams can pick Autogen for dynamic multi‑agent self‑refinement or LangGraph for deterministic DAGs, yet package both behind a uniform Docker entrypoint. (<text:a xlink:type="simple" xlink:href="https://techcommunity.microsoft.com/blog/azure-ai-services-blog/getting-started-with-new-autogen-core-api-a-step-by-step-guide-for-developers/4290691?utm_source=chatgpt.com" text:style-name="Internet_20_link" text:visited-style-name="Visited_20_Internet_20_Link">TECHCOMMUNITY.MICROSOFT.COM</text:a>, <text:a xlink:type="simple" xlink:href="https://github.com/langchain-ai/langchain/blob/master/cookbook/azure_container_apps_dynamic_sessions_data_analyst.ipynb?utm_source=chatgpt.com" text:style-name="Internet_20_link" text:visited-style-name="Visited_20_Internet_20_Link">GitHub</text:a>)</text:p>
          </table:table-cell>
          <table:table-cell table:style-name="Table4.A1" office:value-type="string">
            <text:p text:style-name="Table_20_Contents">• Multiple orchestrators increases cognitive load for platform support. → Publish “When to use Autogen vs LangGraph” decision tree and wrap shared observability hooks so logs/events ship in a common schema.</text:p>
          </table:table-cell>
        </table:table-row>
        <text:soft-page-break/>
        <table:table-row>
          <table:table-cell table:style-name="Table4.A1" office:value-type="string">
            <text:p text:style-name="Table_20_Contents"><text:span text:style-name="Strong_20_Emphasis">Local dev parity</text:span></text:p>
          </table:table-cell>
          <table:table-cell table:style-name="Table4.A1" office:value-type="string">
            <text:p text:style-name="Table_20_Contents">• Devs spin up the same container image with Compose/Kind; easier debugging.</text:p>
          </table:table-cell>
          <table:table-cell table:style-name="Table4.A1" office:value-type="string">
            <text:p text:style-name="Table_20_Contents">• Heavier images if each bundles its own LangChain, embeddings, etc.  → Adopt multi‑stage builds and a shared <text:span text:style-name="Source_20_Text">langgraph-runtime:slim</text:span> base.</text:p>
          </table:table-cell>
        </table:table-row>
      </table:table>
      <text:p text:style-name="Horizontal_20_Line"/>
      <text:h text:style-name="Heading_20_3" text:outline-level="3">5 . Cost &amp; Performance</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Dimension</text:p>
            </table:table-cell>
            <table:table-cell table:style-name="Table5.A1" office:value-type="string">
              <text:p text:style-name="Table_20_Heading"><text:span text:style-name="Strong_20_Emphasis">Pros</text:span></text:p>
            </table:table-cell>
            <table:table-cell table:style-name="Table5.A1" office:value-type="string">
              <text:p text:style-name="Table_20_Heading"><text:span text:style-name="Strong_20_Emphasis">Cons / Risk Mitigations</text:span></text:p>
            </table:table-cell>
          </table:table-row>
        </table:table-header-rows>
        <table:table-row>
          <table:table-cell table:style-name="Table5.A1" office:value-type="string">
            <text:p text:style-name="Table_20_Contents"><text:span text:style-name="Strong_20_Emphasis">Network egress</text:span></text:p>
          </table:table-cell>
          <table:table-cell table:style-name="Table5.A1" office:value-type="string">
            <text:p text:style-name="Table_20_Contents">• Only inference traffic and minimal telemetry cross subscriptions; large RAG retrieval stays local to BU.</text:p>
          </table:table-cell>
          <table:table-cell table:style-name="Table5.A1" office:value-type="string">
            <text:p text:style-name="Table_20_Contents">• Every API call still traverses to your APIM hub; at scale this adds latency plus request‑unit cost. → Enable APIM VNet peering or deploy satellite APIM instances in spoke VNets configured as “gateway only,” synced via the management plane.</text:p>
          </table:table-cell>
        </table:table-row>
        <table:table-row>
          <table:table-cell table:style-name="Table5.A1" office:value-type="string">
            <text:p text:style-name="Table_20_Contents"><text:span text:style-name="Strong_20_Emphasis">Shared‑nothing scaling</text:span></text:p>
          </table:table-cell>
          <table:table-cell table:style-name="Table5.A1" office:value-type="string">
            <text:p text:style-name="Table_20_Contents">• Spreading compute across BU quotas avoids exhausting a single AKS/ACA cluster.</text:p>
          </table:table-cell>
          <table:table-cell table:style-name="Table5.A1" office:value-type="string">
            <text:p text:style-name="Table_20_Contents">• Azure reservations and committed‑use discounts are harder to optimize. → Central FinOps team aggregates usage reports and re‑negotiates commitments annually.</text:p>
          </table:table-cell>
        </table:table-row>
      </table:table>
      <text:p text:style-name="Horizontal_20_Line"/>
      <text:h text:style-name="Heading_20_2" text:outline-level="2">Summary Guidance</text:h>
      <text:list text:style-name="L1">
        <text:list-item>
          <text:p text:style-name="P1"><text:span text:style-name="Strong_20_Emphasis">Default to distributed containers</text:span> when:</text:p>
          <text:list>
            <text:list-item>
              <text:p text:style-name="P1">The workflow requires BU‑specific data sources or secrets.</text:p>
            </text:list-item>
            <text:list-item>
              <text:p text:style-name="P1">You need strict data‑residency or isolation guarantees.</text:p>
            </text:list-item>
            <text:list-item>
              <text:p text:style-name="P1">Release velocity differs greatly by BU.</text:p>
            </text:list-item>
          </text:list>
        </text:list-item>
        <text:list-item>
          <text:p text:style-name="P1"><text:span text:style-name="Strong_20_Emphasis">Stay centralized</text:span> (single multi‑tenant workflow service) when:</text:p>
          <text:list>
            <text:list-item>
              <text:p text:style-name="P1">Workflows are generic across BUs and change together.</text:p>
            </text:list-item>
            <text:list-item>
              <text:p text:style-name="P1">You need the lowest possible inference latency (no extra network hops).</text:p>
            </text:list-item>
            <text:list-item>
              <text:p text:style-name="P1">Platform team can own SRE/ops and shield BUs from Kubernetes complexity.</text:p>
            </text:list-item>
          </text:list>
        </text:list-item>
        <text:list-item>
          <text:p text:style-name="P1"><text:span text:style-name="Strong_20_Emphasis">Hybrid pattern</text:span> (often best):</text:p>
          <text:list>
            <text:list-item>
              <text:p text:style-name="P1">Keep a <text:span text:style-name="Emphasis">thin</text:span> orchestration layer per BU (container) that handles local RAG, scheduling, and policy—but delegate heavy agentic logic to a <text:span text:style-name="Emphasis">shared</text:span> “agent‑core” microservice managed by the platform team.</text:p>
            </text:list-item>
            <text:list-item>
              <text:p text:style-name="P1">This splits responsibilities cleanly: BU autonomy without duplicating sophisticated agent code.</text:p>
            </text:list-item>
          </text:list>
        </text:list-item>
      </text:list>
      <text:p text:style-name="Text_20_body"><text:soft-page-break/>By evaluating the rows above against your regulatory, DevOps, and performance priorities, you can decide how aggressively to decentralize. Feel free to ask for deeper dives—e.g., reference Dockerfile templates, a secure pull‑through ACR pattern, or a sample LangGraph vs Autogen implement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2:22:43.124504763</meta:creation-date>
    <dc:date>2025-05-03T12:24:37.975198778</dc:date>
    <meta:editing-duration>PT2M</meta:editing-duration>
    <meta:editing-cycles>1</meta:editing-cycles>
    <meta:document-statistic meta:table-count="5" meta:image-count="0" meta:object-count="0" meta:page-count="4" meta:paragraph-count="78" meta:word-count="1052" meta:character-count="6982" meta:non-whitespace-character-count="6013"/>
    <meta:generator>LibreOffice/24.2.7.2$Linux_X86_64 LibreOffice_project/420$Build-2</meta:generator>
  </office:meta>
</office:document-meta>
</file>